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96pt"/>
    </style:style>
    <style:style style:name="co2" style:family="table-column">
      <style:table-column-properties fo:break-before="auto" style:column-width="109.3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58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75pt" fo:break-before="auto" style:use-optimal-row-height="false"/>
    </style:style>
    <style:style style:name="ro3" style:family="table-row">
      <style:table-row-properties style:row-height="7.51pt" fo:break-before="auto" style:use-optimal-row-height="false"/>
    </style:style>
    <style:style style:name="ro4" style:family="table-row">
      <style:table-row-properties style:row-height="7.2pt" fo:break-before="auto" style:use-optimal-row-height="false"/>
    </style:style>
    <style:style style:name="ro5" style:family="table-row">
      <style:table-row-properties style:row-height="13.69pt" fo:break-before="auto" style:use-optimal-row-height="false"/>
    </style:style>
    <style:style style:name="ro6" style:family="table-row">
      <style:table-row-properties style:row-height="6.94pt" fo:break-before="auto" style:use-optimal-row-height="false"/>
    </style:style>
    <style:style style:name="ro7" style:family="table-row">
      <style:table-row-properties style:row-height="22.51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0.06pt solid #000000" fo:border-top="none"/>
    </style:style>
    <style:style style:name="ce36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order-left="none" fo:border-right="0.06pt solid #000000" fo:border-top="0.06pt solid #000000"/>
    </style:style>
    <style:style style:name="ce49" style:family="table-cell" style:parent-style-name="Default">
      <style:table-cell-properties fo:border-bottom="0.06pt solid #000000" fo:border-left="none" fo:border-right="0.06pt solid #000000" fo:border-top="none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wrap-option="wrap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weight="normal" style:font-weight-asian="normal" style:font-weight-complex="normal"/>
    </style:style>
    <style:style style:name="ce85" style:family="table-cell" style:parent-style-name="Default">
      <style:table-cell-properties fo:border-bottom="none" fo:wrap-option="wrap" fo:border-left="0.06pt solid #000000" fo:border-right="none" fo:border-top="none"/>
      <style:text-properties fo:font-weight="normal" style:font-weight-asian="normal" style:font-weight-complex="normal"/>
    </style:style>
    <style:style style:name="ce8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89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90" style:family="table-cell" style:parent-style-name="Default">
      <style:text-properties fo:font-weight="normal" style:font-weight-asian="normal" style:font-weight-complex="normal"/>
    </style:style>
    <style:style style:name="ce91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9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fo:border-left="0.06pt solid #000000" fo:border-right="0.06pt solid #000000" fo:border-top="none"/>
    </style:style>
    <style:style style:name="ce97" style:family="table-cell" style:parent-style-name="Default">
      <style:table-cell-properties fo:border-bottom="none" fo:border-left="none" fo:border-right="none" fo:border-top="0.06pt solid #000000"/>
    </style:style>
    <style:style style:name="ce9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9" style:family="table-cell" style:parent-style-name="Default">
      <style:table-cell-properties fo:border-bottom="0.06pt solid #000000" fo:border-left="none" fo:border-right="none" fo:border-top="none"/>
    </style:style>
    <style:style style:name="ce100" style:family="table-cell" style:parent-style-name="Default">
      <style:table-cell-properties fo:border-bottom="none" fo:border-left="none" fo:border-right="0.06pt solid #000000" fo:border-top="0.06pt solid #000000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02" style:family="table-cell" style:parent-style-name="Default">
      <style:table-cell-properties fo:border-bottom="0.06pt solid #000000" fo:border-left="none" fo:border-right="0.06pt solid #000000" fo:border-top="none"/>
    </style:style>
    <style:style style:name="ce103" style:family="table-cell" style:parent-style-name="Default">
      <style:table-cell-properties fo:border-bottom="none" fo:border-left="none" fo:border-right="0.06pt solid #000000" fo:border-top="none"/>
    </style:style>
    <style:style style:name="ce10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order-bottom="0.06pt solid #000000" fo:border-left="none" fo:border-right="0.06pt solid #000000" fo:border-top="none"/>
      <style:text-properties fo:font-weight="normal" style:font-weight-asian="normal" style:font-weight-complex="normal"/>
    </style:style>
    <style:style style:name="ce106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10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9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1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0"/>
        <table:table-column table:style-name="co3" table:number-columns-repeated="7" table:default-cell-style-name="Default"/>
        <table:table-row table:style-name="ro1">
          <table:table-cell/>
          <table:table-cell table:style-name="ce80"/>
          <table:table-cell table:style-name="ce87"/>
          <table:table-cell table:style-name="ce91"/>
          <table:table-cell table:number-columns-repeated="6"/>
        </table:table-row>
        <table:table-row table:style-name="ro1">
          <table:table-cell/>
          <table:table-cell table:style-name="ce80" office:value-type="string" calcext:value-type="string">
            <text:p>Property</text:p>
          </table:table-cell>
          <table:table-cell table:style-name="ce87" office:value-type="string" calcext:value-type="string">
            <text:p>Class</text:p>
          </table:table-cell>
          <table:table-cell table:style-name="ce92" office:value-type="string" calcext:value-type="string" table:number-columns-spanned="3" table:number-rows-spanned="1">
            <text:p>F1 (Average)</text:p>
          </table:table-cell>
          <table:covered-table-cell table:style-name="ce97"/>
          <table:covered-table-cell table:style-name="ce100"/>
          <table:table-cell table:style-name="ce107" office:value-type="string" calcext:value-type="string" table:number-columns-spanned="3" table:number-rows-spanned="1">
            <text:p>F1 (Max)</text:p>
          </table:table-cell>
          <table:covered-table-cell table:number-columns-repeated="2"/>
          <table:table-cell/>
        </table:table-row>
        <table:table-row table:style-name="ro2">
          <table:table-cell/>
          <table:table-cell table:style-name="ce81" office:value-type="string" calcext:value-type="string" table:number-columns-spanned="1" table:number-rows-spanned="2">
            <text:p>All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9.35" calcext:value-type="float">
            <text:p>79.35</text:p>
          </table:table-cell>
          <table:table-cell table:style-name="ce98" table:formula="of:=([.D3]+[.D4])/2" office:value-type="float" office:value="77.73" calcext:value-type="float" table:number-columns-spanned="1" table:number-rows-spanned="2">
            <text:p>77.73</text:p>
          </table:table-cell>
          <table:table-cell table:style-name="ce101" table:number-columns-spanned="1" table:number-rows-spanned="2"/>
          <table:table-cell table:style-name="ce100" office:value-type="float" office:value="80.91" calcext:value-type="float">
            <text:p>80.91</text:p>
          </table:table-cell>
          <table:table-cell table:style-name="ce98" table:formula="of:=([.G3]+[.G4])/2" office:value-type="float" office:value="79.925" calcext:value-type="float" table:number-columns-spanned="1" table:number-rows-spanned="2">
            <text:p>79.925</text:p>
          </table:table-cell>
          <table:table-cell table:style-name="ce101" table:number-columns-spanned="1" table:number-rows-spanned="2"/>
          <table:table-cell/>
        </table:table-row>
        <table:table-row table:style-name="ro2">
          <table:table-cell/>
          <table:covered-table-cell table:style-name="ce82"/>
          <table:table-cell table:style-name="ce89" office:value-type="string" calcext:value-type="string">
            <text:p>KNN</text:p>
          </table:table-cell>
          <table:table-cell table:style-name="ce94" office:value-type="float" office:value="76.11" calcext:value-type="float">
            <text:p>76.11</text:p>
          </table:table-cell>
          <table:covered-table-cell table:style-name="ce99"/>
          <table:covered-table-cell table:style-name="ce102"/>
          <table:table-cell table:style-name="ce102" office:value-type="float" office:value="78.94" calcext:value-type="float">
            <text:p>78.94</text:p>
          </table:table-cell>
          <table:covered-table-cell table:style-name="ce99"/>
          <table:covered-table-cell table:style-name="ce102"/>
          <table:table-cell/>
        </table:table-row>
        <table:table-row table:style-name="ro3">
          <table:table-cell/>
          <table:table-cell table:style-name="ce80"/>
          <table:table-cell table:style-name="ce87"/>
          <table:table-cell table:style-name="ce95"/>
          <table:table-cell/>
          <table:table-cell table:style-name="ce103"/>
          <table:table-cell table:style-name="ce91"/>
          <table:table-cell table:number-columns-repeated="3"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Complexity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9.12" calcext:value-type="float">
            <text:p>79.12</text:p>
          </table:table-cell>
          <table:table-cell table:style-name="ce98" table:formula="of:=([.D6]+[.D7])/2" office:value-type="float" office:value="77.71" calcext:value-type="float" table:number-columns-spanned="1" table:number-rows-spanned="2">
            <text:p>77.71</text:p>
          </table:table-cell>
          <table:table-cell table:style-name="ce104" table:formula="of:=[.E6]-[.E$3]" office:value-type="float" office:value="-0.0199999999999818" calcext:value-type="float" table:number-columns-spanned="1" table:number-rows-spanned="2">
            <text:p>-0.019999999999982</text:p>
          </table:table-cell>
          <table:table-cell table:style-name="ce100" office:value-type="float" office:value="80.85" calcext:value-type="float">
            <text:p>80.85</text:p>
          </table:table-cell>
          <table:table-cell table:style-name="ce98" table:formula="of:=([.G6]+[.G7])/2" office:value-type="float" office:value="80.1" calcext:value-type="float" table:number-columns-spanned="1" table:number-rows-spanned="2">
            <text:p>80.1</text:p>
          </table:table-cell>
          <table:table-cell table:style-name="ce104" table:formula="of:=[.H6]-[.H$3]" office:value-type="float" office:value="0.174999999999997" calcext:value-type="float" table:number-columns-spanned="1" table:number-rows-spanned="2">
            <text:p>0.174999999999997</text:p>
          </table:table-cell>
          <table:table-cell table:style-name="ce108" table:formula="of:=[.I6]+[.F6]" office:value-type="float" office:value="0.155000000000015" calcext:value-type="float" table:number-columns-spanned="1" table:number-rows-spanned="2">
            <text:p>0.155000000000015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6.3" calcext:value-type="float">
            <text:p>76.3</text:p>
          </table:table-cell>
          <table:covered-table-cell table:style-name="ce99"/>
          <table:covered-table-cell table:style-name="ce105"/>
          <table:table-cell table:style-name="ce102" office:value-type="float" office:value="79.35" calcext:value-type="float">
            <text:p>79.35</text:p>
          </table:table-cell>
          <table:covered-table-cell table:style-name="ce99"/>
          <table:covered-table-cell table:style-name="ce105"/>
          <table:covered-table-cell/>
        </table:table-row>
        <table:table-row table:style-name="ro3">
          <table:table-cell/>
          <table:table-cell table:style-name="ce85"/>
          <table:table-cell/>
          <table:table-cell table:style-name="ce96"/>
          <table:table-cell/>
          <table:table-cell table:style-name="ce106"/>
          <table:table-cell table:style-name="ce103"/>
          <table:table-cell/>
          <table:table-cell table:style-name="ce90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Begin distances – Avg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80.24" calcext:value-type="float">
            <text:p>80.24</text:p>
          </table:table-cell>
          <table:table-cell table:style-name="ce98" table:formula="of:=([.D9]+[.D10])/2" office:value-type="float" office:value="78.54" calcext:value-type="float" table:number-columns-spanned="1" table:number-rows-spanned="2">
            <text:p>78.54</text:p>
          </table:table-cell>
          <table:table-cell table:style-name="ce107" table:formula="of:=[.E9]-[.E$3]" office:value-type="float" office:value="0.810000000000002" calcext:value-type="float" table:number-columns-spanned="1" table:number-rows-spanned="2">
            <text:p>0.810000000000002</text:p>
          </table:table-cell>
          <table:table-cell table:style-name="ce100" office:value-type="float" office:value="81.24" calcext:value-type="float">
            <text:p>81.24</text:p>
          </table:table-cell>
          <table:table-cell table:style-name="ce98" table:formula="of:=([.G9]+[.G10])/2" office:value-type="float" office:value="81.2" calcext:value-type="float" table:number-columns-spanned="1" table:number-rows-spanned="2">
            <text:p>81.2</text:p>
          </table:table-cell>
          <table:table-cell table:style-name="ce107" table:formula="of:=[.H9]-[.H$3]" office:value-type="float" office:value="1.27499999999999" calcext:value-type="float" table:number-columns-spanned="1" table:number-rows-spanned="2">
            <text:p>1.27499999999999</text:p>
          </table:table-cell>
          <table:table-cell table:style-name="ce108" table:formula="of:=[.I9]+[.F9]" office:value-type="float" office:value="2.08499999999999" calcext:value-type="float" table:number-columns-spanned="1" table:number-rows-spanned="2">
            <text:p>2.08499999999999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6.84" calcext:value-type="float">
            <text:p>76.84</text:p>
          </table:table-cell>
          <table:covered-table-cell table:style-name="ce99"/>
          <table:covered-table-cell table:style-name="ce105"/>
          <table:table-cell table:style-name="ce102" office:value-type="float" office:value="81.16" calcext:value-type="float">
            <text:p>81.16</text:p>
          </table:table-cell>
          <table:covered-table-cell table:style-name="ce99"/>
          <table:covered-table-cell table:style-name="ce105"/>
          <table:covered-table-cell/>
        </table:table-row>
        <table:table-row table:style-name="ro3">
          <table:table-cell/>
          <table:table-cell table:style-name="ce85"/>
          <table:table-cell/>
          <table:table-cell table:style-name="ce96"/>
          <table:table-cell/>
          <table:table-cell table:style-name="ce106"/>
          <table:table-cell table:style-name="ce103"/>
          <table:table-cell/>
          <table:table-cell table:style-name="ce90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Begin distances – Max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80.73" calcext:value-type="float">
            <text:p>80.73</text:p>
          </table:table-cell>
          <table:table-cell table:style-name="ce98" table:formula="of:=([.D12]+[.D13])/2" office:value-type="float" office:value="78.385" calcext:value-type="float" table:number-columns-spanned="1" table:number-rows-spanned="2">
            <text:p>78.385</text:p>
          </table:table-cell>
          <table:table-cell table:style-name="ce107" table:formula="of:=[.E12]-[.E$3]" office:value-type="float" office:value="0.655000000000015" calcext:value-type="float" table:number-columns-spanned="1" table:number-rows-spanned="2">
            <text:p>0.655000000000015</text:p>
          </table:table-cell>
          <table:table-cell table:style-name="ce100" office:value-type="float" office:value="81.24" calcext:value-type="float">
            <text:p>81.24</text:p>
          </table:table-cell>
          <table:table-cell table:style-name="ce98" table:formula="of:=([.G12]+[.G13])/2" office:value-type="float" office:value="80.295" calcext:value-type="float" table:number-columns-spanned="1" table:number-rows-spanned="2">
            <text:p>80.295</text:p>
          </table:table-cell>
          <table:table-cell table:style-name="ce107" table:formula="of:=[.H12]-[.H$3]" office:value-type="float" office:value="0.36999999999999" calcext:value-type="float" table:number-columns-spanned="1" table:number-rows-spanned="2">
            <text:p>0.36999999999999</text:p>
          </table:table-cell>
          <table:table-cell table:style-name="ce108" table:formula="of:=[.I12]+[.F12]" office:value-type="float" office:value="1.02500000000001" calcext:value-type="float" table:number-columns-spanned="1" table:number-rows-spanned="2">
            <text:p>1.02500000000001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6.04" calcext:value-type="float">
            <text:p>76.04</text:p>
          </table:table-cell>
          <table:covered-table-cell table:style-name="ce99"/>
          <table:covered-table-cell table:style-name="ce105"/>
          <table:table-cell table:style-name="ce102" office:value-type="float" office:value="79.35" calcext:value-type="float">
            <text:p>79.35</text:p>
          </table:table-cell>
          <table:covered-table-cell table:style-name="ce99"/>
          <table:covered-table-cell table:style-name="ce105"/>
          <table:covered-table-cell/>
        </table:table-row>
        <table:table-row table:style-name="ro3">
          <table:table-cell/>
          <table:table-cell table:style-name="ce85"/>
          <table:table-cell/>
          <table:table-cell table:style-name="ce96"/>
          <table:table-cell/>
          <table:table-cell table:style-name="ce106"/>
          <table:table-cell table:style-name="ce103"/>
          <table:table-cell/>
          <table:table-cell table:style-name="ce90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Begin distances – Min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9.58" calcext:value-type="float">
            <text:p>79.58</text:p>
          </table:table-cell>
          <table:table-cell table:style-name="ce98" table:formula="of:=([.D15]+[.D16])/2" office:value-type="float" office:value="78.345" calcext:value-type="float" table:number-columns-spanned="1" table:number-rows-spanned="2">
            <text:p>78.345</text:p>
          </table:table-cell>
          <table:table-cell table:style-name="ce107" table:formula="of:=[.E15]-[.E$3]" office:value-type="float" office:value="0.615000000000009" calcext:value-type="float" table:number-columns-spanned="1" table:number-rows-spanned="2">
            <text:p>0.615000000000009</text:p>
          </table:table-cell>
          <table:table-cell table:style-name="ce100" office:value-type="float" office:value="80.7" calcext:value-type="float">
            <text:p>80.7</text:p>
          </table:table-cell>
          <table:table-cell table:style-name="ce98" table:formula="of:=([.G15]+[.G16])/2" office:value-type="float" office:value="80.54" calcext:value-type="float" table:number-columns-spanned="1" table:number-rows-spanned="2">
            <text:p>80.54</text:p>
          </table:table-cell>
          <table:table-cell table:style-name="ce107" table:formula="of:=[.H15]-[.H$3]" office:value-type="float" office:value="0.614999999999995" calcext:value-type="float" table:number-columns-spanned="1" table:number-rows-spanned="2">
            <text:p>0.614999999999995</text:p>
          </table:table-cell>
          <table:table-cell table:style-name="ce108" table:formula="of:=[.I15]+[.F15]" office:value-type="float" office:value="1.23" calcext:value-type="float" table:number-columns-spanned="1" table:number-rows-spanned="2">
            <text:p>1.23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7.11" calcext:value-type="float">
            <text:p>77.11</text:p>
          </table:table-cell>
          <table:covered-table-cell table:style-name="ce99"/>
          <table:covered-table-cell table:style-name="ce105"/>
          <table:table-cell table:style-name="ce102" office:value-type="float" office:value="80.38" calcext:value-type="float">
            <text:p>80.38</text:p>
          </table:table-cell>
          <table:covered-table-cell table:style-name="ce99"/>
          <table:covered-table-cell table:style-name="ce105"/>
          <table:covered-table-cell/>
        </table:table-row>
        <table:table-row table:style-name="ro3">
          <table:table-cell/>
          <table:table-cell table:style-name="ce86" table:number-columns-spanned="3" table:number-rows-spanned="1"/>
          <table:covered-table-cell/>
          <table:covered-table-cell table:style-name="ce96"/>
          <table:table-cell/>
          <table:table-cell table:style-name="ce106"/>
          <table:table-cell table:style-name="ce103"/>
          <table:table-cell/>
          <table:table-cell table:style-name="ce90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End distances – Avg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80.12" calcext:value-type="float">
            <text:p>80.12</text:p>
          </table:table-cell>
          <table:table-cell table:style-name="ce98" table:formula="of:=([.D18]+[.D19])/2" office:value-type="float" office:value="78.405" calcext:value-type="float" table:number-columns-spanned="1" table:number-rows-spanned="2">
            <text:p>78.405</text:p>
          </table:table-cell>
          <table:table-cell table:style-name="ce107" table:formula="of:=[.E18]-[.E$3]" office:value-type="float" office:value="0.675000000000011" calcext:value-type="float" table:number-columns-spanned="1" table:number-rows-spanned="2">
            <text:p>0.675000000000011</text:p>
          </table:table-cell>
          <table:table-cell table:style-name="ce100" office:value-type="float" office:value="80.87" calcext:value-type="float">
            <text:p>80.87</text:p>
          </table:table-cell>
          <table:table-cell table:style-name="ce98" table:formula="of:=([.G18]+[.G19])/2" office:value-type="float" office:value="80.64" calcext:value-type="float" table:number-columns-spanned="1" table:number-rows-spanned="2">
            <text:p>80.64</text:p>
          </table:table-cell>
          <table:table-cell table:style-name="ce107" table:formula="of:=[.H18]-[.H$3]" office:value-type="float" office:value="0.715000000000003" calcext:value-type="float" table:number-columns-spanned="1" table:number-rows-spanned="2">
            <text:p>0.715000000000003</text:p>
          </table:table-cell>
          <table:table-cell table:style-name="ce108" table:formula="of:=[.I18]+[.F18]" office:value-type="float" office:value="1.39000000000001" calcext:value-type="float" table:number-columns-spanned="1" table:number-rows-spanned="2">
            <text:p>1.39000000000001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6.69" calcext:value-type="float">
            <text:p>76.69</text:p>
          </table:table-cell>
          <table:covered-table-cell table:style-name="ce99"/>
          <table:covered-table-cell table:style-name="ce105"/>
          <table:table-cell table:style-name="ce102" office:value-type="float" office:value="80.41" calcext:value-type="float">
            <text:p>80.41</text:p>
          </table:table-cell>
          <table:covered-table-cell table:style-name="ce99"/>
          <table:covered-table-cell table:style-name="ce105"/>
          <table:covered-table-cell/>
        </table:table-row>
        <table:table-row table:style-name="ro3">
          <table:table-cell/>
          <table:table-cell table:style-name="ce85"/>
          <table:table-cell/>
          <table:table-cell table:style-name="ce96"/>
          <table:table-cell/>
          <table:table-cell table:style-name="ce106"/>
          <table:table-cell table:style-name="ce103"/>
          <table:table-cell/>
          <table:table-cell table:style-name="ce90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End distances – Max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9.74" calcext:value-type="float">
            <text:p>79.74</text:p>
          </table:table-cell>
          <table:table-cell table:style-name="ce98" table:formula="of:=([.D21]+[.D22])/2" office:value-type="float" office:value="78.48" calcext:value-type="float" table:number-columns-spanned="1" table:number-rows-spanned="2">
            <text:p>78.48</text:p>
          </table:table-cell>
          <table:table-cell table:style-name="ce107" table:formula="of:=[.E21]-[.E$3]" office:value-type="float" office:value="0.75" calcext:value-type="float" table:number-columns-spanned="1" table:number-rows-spanned="2">
            <text:p>0.75</text:p>
          </table:table-cell>
          <table:table-cell table:style-name="ce100" office:value-type="float" office:value="81.19" calcext:value-type="float">
            <text:p>81.19</text:p>
          </table:table-cell>
          <table:table-cell table:style-name="ce98" table:formula="of:=([.G21]+[.G22])/2" office:value-type="float" office:value="81.205" calcext:value-type="float" table:number-columns-spanned="1" table:number-rows-spanned="2">
            <text:p>81.205</text:p>
          </table:table-cell>
          <table:table-cell table:style-name="ce107" table:formula="of:=[.H21]-[.H$3]" office:value-type="float" office:value="1.28" calcext:value-type="float" table:number-columns-spanned="1" table:number-rows-spanned="2">
            <text:p>1.28</text:p>
          </table:table-cell>
          <table:table-cell table:style-name="ce108" table:formula="of:=[.I21]+[.F21]" office:value-type="float" office:value="2.03" calcext:value-type="float" table:number-columns-spanned="1" table:number-rows-spanned="2">
            <text:p>2.03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7.22" calcext:value-type="float">
            <text:p>77.22</text:p>
          </table:table-cell>
          <table:covered-table-cell table:style-name="ce99"/>
          <table:covered-table-cell table:style-name="ce105"/>
          <table:table-cell table:style-name="ce102" office:value-type="float" office:value="81.22" calcext:value-type="float">
            <text:p>81.22</text:p>
          </table:table-cell>
          <table:covered-table-cell table:style-name="ce99"/>
          <table:covered-table-cell table:style-name="ce105"/>
          <table:covered-table-cell/>
        </table:table-row>
        <table:table-row table:style-name="ro3">
          <table:table-cell/>
          <table:table-cell table:style-name="ce85"/>
          <table:table-cell/>
          <table:table-cell table:style-name="ce96"/>
          <table:table-cell/>
          <table:table-cell table:style-name="ce106"/>
          <table:table-cell table:style-name="ce103"/>
          <table:table-cell/>
          <table:table-cell table:style-name="ce90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End distances – Min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9.23" calcext:value-type="float">
            <text:p>79.23</text:p>
          </table:table-cell>
          <table:table-cell table:style-name="ce98" table:formula="of:=([.D24]+[.D25])/2" office:value-type="float" office:value="78.24" calcext:value-type="float" table:number-columns-spanned="1" table:number-rows-spanned="2">
            <text:p>78.24</text:p>
          </table:table-cell>
          <table:table-cell table:style-name="ce107" table:formula="of:=[.E24]-[.E$3]" office:value-type="float" office:value="0.510000000000019" calcext:value-type="float" table:number-columns-spanned="1" table:number-rows-spanned="2">
            <text:p>0.510000000000019</text:p>
          </table:table-cell>
          <table:table-cell table:style-name="ce100" office:value-type="float" office:value="81.09" calcext:value-type="float">
            <text:p>81.09</text:p>
          </table:table-cell>
          <table:table-cell table:style-name="ce98" table:formula="of:=([.G24]+[.G25])/2" office:value-type="float" office:value="81.015" calcext:value-type="float" table:number-columns-spanned="1" table:number-rows-spanned="2">
            <text:p>81.015</text:p>
          </table:table-cell>
          <table:table-cell table:style-name="ce107" table:formula="of:=[.H24]-[.H$3]" office:value-type="float" office:value="1.09" calcext:value-type="float" table:number-columns-spanned="1" table:number-rows-spanned="2">
            <text:p>1.09</text:p>
          </table:table-cell>
          <table:table-cell table:style-name="ce108" table:formula="of:=[.I24]+[.F24]" office:value-type="float" office:value="1.60000000000002" calcext:value-type="float" table:number-columns-spanned="1" table:number-rows-spanned="2">
            <text:p>1.60000000000002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7.25" calcext:value-type="float">
            <text:p>77.25</text:p>
          </table:table-cell>
          <table:covered-table-cell table:style-name="ce99"/>
          <table:covered-table-cell table:style-name="ce105"/>
          <table:table-cell table:style-name="ce102" office:value-type="float" office:value="80.94" calcext:value-type="float">
            <text:p>80.94</text:p>
          </table:table-cell>
          <table:covered-table-cell table:style-name="ce99"/>
          <table:covered-table-cell table:style-name="ce105"/>
          <table:covered-table-cell/>
        </table:table-row>
        <table:table-row table:style-name="ro4">
          <table:table-cell/>
          <table:table-cell table:style-name="ce86" table:number-columns-spanned="3" table:number-rows-spanned="1"/>
          <table:covered-table-cell/>
          <table:covered-table-cell table:style-name="ce96"/>
          <table:table-cell/>
          <table:table-cell table:style-name="ce106"/>
          <table:table-cell table:style-name="ce103"/>
          <table:table-cell/>
          <table:table-cell table:style-name="ce90"/>
          <table:table-cell/>
        </table:table-row>
        <table:table-row table:style-name="ro5">
          <table:table-cell/>
          <table:table-cell table:style-name="ce83" office:value-type="string" calcext:value-type="string" table:number-columns-spanned="1" table:number-rows-spanned="2">
            <text:p>Operator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80.23" calcext:value-type="float">
            <text:p>80.23</text:p>
          </table:table-cell>
          <table:table-cell table:style-name="ce98" table:formula="of:=([.D27]+[.D28])/2" office:value-type="float" office:value="78.275" calcext:value-type="float" table:number-columns-spanned="1" table:number-rows-spanned="2">
            <text:p>78.275</text:p>
          </table:table-cell>
          <table:table-cell table:style-name="ce107" table:formula="of:=[.E27]-[.E$3]" office:value-type="float" office:value="0.545000000000016" calcext:value-type="float" table:number-columns-spanned="1" table:number-rows-spanned="2">
            <text:p>0.545000000000016</text:p>
          </table:table-cell>
          <table:table-cell table:style-name="ce100" office:value-type="float" office:value="81.81" calcext:value-type="float">
            <text:p>81.81</text:p>
          </table:table-cell>
          <table:table-cell table:style-name="ce98" table:formula="of:=([.G27]+[.G28])/2" office:value-type="float" office:value="80.9" calcext:value-type="float" table:number-columns-spanned="1" table:number-rows-spanned="2">
            <text:p>80.9</text:p>
          </table:table-cell>
          <table:table-cell table:style-name="ce107" table:formula="of:=[.H27]-[.H$3]" office:value-type="float" office:value="0.975000000000009" calcext:value-type="float" table:number-columns-spanned="1" table:number-rows-spanned="2">
            <text:p>0.975000000000009</text:p>
          </table:table-cell>
          <table:table-cell table:style-name="ce108" table:formula="of:=[.I27]+[.F27]" office:value-type="float" office:value="1.52000000000002" calcext:value-type="float" table:number-columns-spanned="1" table:number-rows-spanned="2">
            <text:p>1.52000000000002</text:p>
          </table:table-cell>
        </table:table-row>
        <table:table-row table:style-name="ro1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6.32" calcext:value-type="float">
            <text:p>76.32</text:p>
          </table:table-cell>
          <table:covered-table-cell table:style-name="ce99"/>
          <table:covered-table-cell table:style-name="ce105"/>
          <table:table-cell table:style-name="ce102" office:value-type="float" office:value="79.99" calcext:value-type="float">
            <text:p>79.99</text:p>
          </table:table-cell>
          <table:covered-table-cell table:style-name="ce99"/>
          <table:covered-table-cell table:style-name="ce105"/>
          <table:covered-table-cell/>
        </table:table-row>
        <table:table-row table:style-name="ro4">
          <table:table-cell/>
          <table:table-cell table:style-name="ce86" table:number-columns-spanned="3" table:number-rows-spanned="1"/>
          <table:covered-table-cell/>
          <table:covered-table-cell table:style-name="ce96"/>
          <table:table-cell/>
          <table:table-cell table:style-name="ce106"/>
          <table:table-cell table:style-name="ce103"/>
          <table:table-cell/>
          <table:table-cell table:style-name="ce90"/>
          <table:table-cell/>
        </table:table-row>
        <table:table-row table:style-name="ro1">
          <table:table-cell/>
          <table:table-cell table:style-name="ce83" office:value-type="string" calcext:value-type="string" table:number-columns-spanned="1" table:number-rows-spanned="2">
            <text:p>Source Primitive Arc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9.61" calcext:value-type="float">
            <text:p>79.61</text:p>
          </table:table-cell>
          <table:table-cell table:style-name="ce98" table:formula="of:=([.D30]+[.D31])/2" office:value-type="float" office:value="77.865" calcext:value-type="float" table:number-columns-spanned="1" table:number-rows-spanned="2">
            <text:p>77.865</text:p>
          </table:table-cell>
          <table:table-cell table:style-name="ce107" table:formula="of:=[.E30]-[.E$3]" office:value-type="float" office:value="0.135000000000019" calcext:value-type="float" table:number-columns-spanned="1" table:number-rows-spanned="2">
            <text:p>0.135000000000019</text:p>
          </table:table-cell>
          <table:table-cell table:style-name="ce100" office:value-type="float" office:value="80.91" calcext:value-type="float">
            <text:p>80.91</text:p>
          </table:table-cell>
          <table:table-cell table:style-name="ce98" table:formula="of:=([.G30]+[.G31])/2" office:value-type="float" office:value="80.42" calcext:value-type="float" table:number-columns-spanned="1" table:number-rows-spanned="2">
            <text:p>80.42</text:p>
          </table:table-cell>
          <table:table-cell table:style-name="ce107" table:formula="of:=[.H30]-[.H$3]" office:value-type="float" office:value="0.495000000000005" calcext:value-type="float" table:number-columns-spanned="1" table:number-rows-spanned="2">
            <text:p>0.495000000000005</text:p>
          </table:table-cell>
          <table:table-cell table:style-name="ce108" table:formula="of:=[.I30]+[.F30]" office:value-type="float" office:value="0.630000000000024" calcext:value-type="float" table:number-columns-spanned="1" table:number-rows-spanned="2">
            <text:p>0.630000000000024</text:p>
          </table:table-cell>
        </table:table-row>
        <table:table-row table:style-name="ro1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6.12" calcext:value-type="float">
            <text:p>76.12</text:p>
          </table:table-cell>
          <table:covered-table-cell table:style-name="ce99"/>
          <table:covered-table-cell table:style-name="ce105"/>
          <table:table-cell table:style-name="ce102" office:value-type="float" office:value="79.93" calcext:value-type="float">
            <text:p>79.93</text:p>
          </table:table-cell>
          <table:covered-table-cell table:style-name="ce99"/>
          <table:covered-table-cell table:style-name="ce105"/>
          <table:covered-table-cell/>
        </table:table-row>
        <table:table-row table:style-name="ro6">
          <table:table-cell/>
          <table:table-cell table:style-name="ce86" table:number-columns-spanned="3" table:number-rows-spanned="1"/>
          <table:covered-table-cell/>
          <table:covered-table-cell table:style-name="ce96"/>
          <table:table-cell/>
          <table:table-cell table:style-name="ce106"/>
          <table:table-cell table:style-name="ce103"/>
          <table:table-cell/>
          <table:table-cell table:style-name="ce90"/>
          <table:table-cell/>
        </table:table-row>
        <table:table-row table:style-name="ro1">
          <table:table-cell/>
          <table:table-cell table:style-name="ce83" office:value-type="string" calcext:value-type="string" table:number-columns-spanned="1" table:number-rows-spanned="2">
            <text:p>Target Primitive Arc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8.39" calcext:value-type="float">
            <text:p>78.39</text:p>
          </table:table-cell>
          <table:table-cell table:style-name="ce98" table:formula="of:=([.D33]+[.D34])/2" office:value-type="float" office:value="77.74" calcext:value-type="float" table:number-columns-spanned="1" table:number-rows-spanned="2">
            <text:p>77.74</text:p>
          </table:table-cell>
          <table:table-cell table:style-name="ce104" table:formula="of:=[.E33]-[.E$3]" office:value-type="float" office:value="0.0100000000000193" calcext:value-type="float" table:number-columns-spanned="1" table:number-rows-spanned="2">
            <text:p>0.010000000000019</text:p>
          </table:table-cell>
          <table:table-cell table:style-name="ce100" office:value-type="float" office:value="79.76" calcext:value-type="float">
            <text:p>79.76</text:p>
          </table:table-cell>
          <table:table-cell table:style-name="ce98" table:formula="of:=([.G33]+[.G34])/2" office:value-type="float" office:value="80.01" calcext:value-type="float" table:number-columns-spanned="1" table:number-rows-spanned="2">
            <text:p>80.01</text:p>
          </table:table-cell>
          <table:table-cell table:style-name="ce104" table:formula="of:=[.H33]-[.H$3]" office:value-type="float" office:value="0.085000000000008" calcext:value-type="float" table:number-columns-spanned="1" table:number-rows-spanned="2">
            <text:p>0.085000000000008</text:p>
          </table:table-cell>
          <table:table-cell table:style-name="ce108" table:formula="of:=[.I33]+[.F33]" office:value-type="float" office:value="0.0950000000000273" calcext:value-type="float" table:number-columns-spanned="1" table:number-rows-spanned="2">
            <text:p>0.095000000000027</text:p>
          </table:table-cell>
        </table:table-row>
        <table:table-row table:style-name="ro1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7.09" calcext:value-type="float">
            <text:p>77.09</text:p>
          </table:table-cell>
          <table:covered-table-cell table:style-name="ce99"/>
          <table:covered-table-cell table:style-name="ce105"/>
          <table:table-cell table:style-name="ce102" office:value-type="float" office:value="80.26" calcext:value-type="float">
            <text:p>80.26</text:p>
          </table:table-cell>
          <table:covered-table-cell table:style-name="ce99"/>
          <table:covered-table-cell table:style-name="ce105"/>
          <table:covered-table-cell/>
        </table:table-row>
        <table:table-row table:style-name="ro4">
          <table:table-cell/>
          <table:table-cell table:style-name="ce86" table:number-columns-spanned="3" table:number-rows-spanned="1"/>
          <table:covered-table-cell/>
          <table:covered-table-cell table:style-name="ce96"/>
          <table:table-cell/>
          <table:table-cell table:style-name="ce106"/>
          <table:table-cell table:style-name="ce103"/>
          <table:table-cell/>
          <table:table-cell table:style-name="ce90"/>
          <table:table-cell/>
        </table:table-row>
        <table:table-row table:style-name="ro1">
          <table:table-cell/>
          <table:table-cell table:style-name="ce83" office:value-type="string" calcext:value-type="string" table:number-columns-spanned="1" table:number-rows-spanned="2">
            <text:p>Type Statement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9.05" calcext:value-type="float">
            <text:p>79.05</text:p>
          </table:table-cell>
          <table:table-cell table:style-name="ce98" table:formula="of:=([.D36]+[.D37])/2" office:value-type="float" office:value="77.765" calcext:value-type="float" table:number-columns-spanned="1" table:number-rows-spanned="2">
            <text:p>77.765</text:p>
          </table:table-cell>
          <table:table-cell table:style-name="ce104" table:formula="of:=[.E36]-[.E$3]" office:value-type="float" office:value="0.0350000000000108" calcext:value-type="float" table:number-columns-spanned="1" table:number-rows-spanned="2">
            <text:p>0.035000000000011</text:p>
          </table:table-cell>
          <table:table-cell table:style-name="ce100" office:value-type="float" office:value="79.93" calcext:value-type="float">
            <text:p>79.93</text:p>
          </table:table-cell>
          <table:table-cell table:style-name="ce98" table:formula="of:=([.G36]+[.G37])/2" office:value-type="float" office:value="80.135" calcext:value-type="float" table:number-columns-spanned="1" table:number-rows-spanned="2">
            <text:p>80.135</text:p>
          </table:table-cell>
          <table:table-cell table:style-name="ce104" table:formula="of:=[.H36]-[.H$3]" office:value-type="float" office:value="0.210000000000008" calcext:value-type="float" table:number-columns-spanned="1" table:number-rows-spanned="2">
            <text:p>0.210000000000008</text:p>
          </table:table-cell>
          <table:table-cell table:style-name="ce108" table:formula="of:=[.I36]+[.F36]" office:value-type="float" office:value="0.245000000000019" calcext:value-type="float" table:number-columns-spanned="1" table:number-rows-spanned="2">
            <text:p>0.245000000000019</text:p>
          </table:table-cell>
        </table:table-row>
        <table:table-row table:style-name="ro5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6.48" calcext:value-type="float">
            <text:p>76.48</text:p>
          </table:table-cell>
          <table:covered-table-cell table:style-name="ce99"/>
          <table:covered-table-cell table:style-name="ce105"/>
          <table:table-cell table:style-name="ce102" office:value-type="float" office:value="80.34" calcext:value-type="float">
            <text:p>80.34</text:p>
          </table:table-cell>
          <table:covered-table-cell table:style-name="ce99"/>
          <table:covered-table-cell table:style-name="ce105"/>
          <table:covered-table-cell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2Op_1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ce90"/>
        <table:table-column table:style-name="co3" table:number-columns-repeated="7" table:default-cell-style-name="Default"/>
        <table:table-row table:style-name="ro1">
          <table:table-cell/>
          <table:table-cell table:style-name="ce80"/>
          <table:table-cell table:style-name="ce87"/>
          <table:table-cell table:style-name="ce91"/>
          <table:table-cell table:number-columns-repeated="6"/>
        </table:table-row>
        <table:table-row table:style-name="ro1">
          <table:table-cell/>
          <table:table-cell table:style-name="ce80" office:value-type="string" calcext:value-type="string">
            <text:p>Property</text:p>
          </table:table-cell>
          <table:table-cell table:style-name="ce87" office:value-type="string" calcext:value-type="string">
            <text:p>Class</text:p>
          </table:table-cell>
          <table:table-cell table:style-name="ce92" office:value-type="string" calcext:value-type="string" table:number-columns-spanned="3" table:number-rows-spanned="1">
            <text:p>F1 (Average)</text:p>
          </table:table-cell>
          <table:covered-table-cell table:style-name="ce97"/>
          <table:covered-table-cell table:style-name="ce100"/>
          <table:table-cell table:style-name="ce107" office:value-type="string" calcext:value-type="string" table:number-columns-spanned="3" table:number-rows-spanned="1">
            <text:p>F1 (Max)</text:p>
          </table:table-cell>
          <table:covered-table-cell table:number-columns-repeated="2"/>
          <table:table-cell/>
        </table:table-row>
        <table:table-row table:style-name="ro7">
          <table:table-cell/>
          <table:table-cell table:style-name="ce81" office:value-type="string" calcext:value-type="string" table:number-columns-spanned="1" table:number-rows-spanned="2">
            <text:p>All</text:p>
            <text:p>Begin Distances</text:p>
            <text:p>End Distances</text:p>
          </table:table-cell>
          <table:table-cell table:style-name="ce109" office:value-type="string" calcext:value-type="string">
            <text:p>DT</text:p>
          </table:table-cell>
          <table:table-cell table:style-name="ce111" office:value-type="float" office:value="79.75" calcext:value-type="float">
            <text:p>79.75</text:p>
          </table:table-cell>
          <table:table-cell table:style-name="ce113" table:formula="of:=([.D3]+[.D4])/2" office:value-type="float" office:value="78.355" calcext:value-type="float" table:number-columns-spanned="1" table:number-rows-spanned="2">
            <text:p>78.355</text:p>
          </table:table-cell>
          <table:table-cell table:style-name="ce107" table:formula="of:=[.E3]-[$1Op.E3]" office:value-type="float" office:value="0.625" calcext:value-type="float" table:number-columns-spanned="1" table:number-rows-spanned="2">
            <text:p>0.625</text:p>
          </table:table-cell>
          <table:table-cell table:style-name="ce116" office:value-type="float" office:value="80.91" calcext:value-type="float">
            <text:p>80.91</text:p>
          </table:table-cell>
          <table:table-cell table:style-name="ce113" table:formula="of:=([.G3]+[.G4])/2" office:value-type="float" office:value="80.925" calcext:value-type="float" table:number-columns-spanned="1" table:number-rows-spanned="2">
            <text:p>80.925</text:p>
          </table:table-cell>
          <table:table-cell table:style-name="ce107" table:formula="of:=[.H3]-[$1Op.H3]" office:value-type="float" office:value="1" calcext:value-type="float" table:number-columns-spanned="1" table:number-rows-spanned="2">
            <text:p>1</text:p>
          </table:table-cell>
          <table:table-cell table:style-name="ce117" table:formula="of:=([.I3]+[.F3])/2" office:value-type="float" office:value="0.8125" calcext:value-type="float" table:number-columns-spanned="1" table:number-rows-spanned="2">
            <text:p>0.8125</text:p>
          </table:table-cell>
        </table:table-row>
        <table:table-row table:style-name="ro7">
          <table:table-cell/>
          <table:covered-table-cell table:style-name="ce82"/>
          <table:table-cell table:style-name="ce110" office:value-type="string" calcext:value-type="string">
            <text:p>KNN</text:p>
          </table:table-cell>
          <table:table-cell table:style-name="ce112" office:value-type="float" office:value="76.96" calcext:value-type="float">
            <text:p>76.96</text:p>
          </table:table-cell>
          <table:covered-table-cell table:style-name="ce114"/>
          <table:covered-table-cell table:style-name="ce115"/>
          <table:table-cell table:style-name="ce115" office:value-type="float" office:value="80.94" calcext:value-type="float">
            <text:p>80.94</text:p>
          </table:table-cell>
          <table:covered-table-cell table:style-name="ce114"/>
          <table:covered-table-cell table:style-name="ce115"/>
          <table:covered-table-cell/>
        </table:table-row>
        <table:table-row table:style-name="ro3">
          <table:table-cell/>
          <table:table-cell table:style-name="ce80"/>
          <table:table-cell table:style-name="ce87"/>
          <table:table-cell table:style-name="ce95"/>
          <table:table-cell/>
          <table:table-cell table:style-name="ce103"/>
          <table:table-cell table:style-name="ce91"/>
          <table:table-cell table:number-columns-repeated="3"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Complexity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8.66" calcext:value-type="float">
            <text:p>78.66</text:p>
          </table:table-cell>
          <table:table-cell table:style-name="ce98" table:formula="of:=([.D6]+[.D7])/2" office:value-type="float" office:value="77.8" calcext:value-type="float" table:number-columns-spanned="1" table:number-rows-spanned="2">
            <text:p>77.8</text:p>
          </table:table-cell>
          <table:table-cell table:style-name="ce104" table:formula="of:=[.E6]-[.E$3]" office:value-type="float" office:value="-0.554999999999993" calcext:value-type="float" table:number-columns-spanned="1" table:number-rows-spanned="2">
            <text:p>-0.554999999999993</text:p>
          </table:table-cell>
          <table:table-cell table:style-name="ce100" office:value-type="float" office:value="80.05" calcext:value-type="float">
            <text:p>80.05</text:p>
          </table:table-cell>
          <table:table-cell table:style-name="ce98" table:formula="of:=([.G6]+[.G7])/2" office:value-type="float" office:value="80.21" calcext:value-type="float" table:number-columns-spanned="1" table:number-rows-spanned="2">
            <text:p>80.21</text:p>
          </table:table-cell>
          <table:table-cell table:style-name="ce104" table:formula="of:=[.H6]-[.H$3]" office:value-type="float" office:value="-0.714999999999989" calcext:value-type="float" table:number-columns-spanned="1" table:number-rows-spanned="2">
            <text:p>-0.714999999999989</text:p>
          </table:table-cell>
          <table:table-cell table:style-name="ce108" table:formula="of:=([.I6]+[.F6])/2" office:value-type="float" office:value="-0.634999999999991" calcext:value-type="float" table:number-columns-spanned="1" table:number-rows-spanned="2">
            <text:p>-0.634999999999991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6.94" calcext:value-type="float">
            <text:p>76.94</text:p>
          </table:table-cell>
          <table:covered-table-cell table:style-name="ce99"/>
          <table:covered-table-cell table:style-name="ce105"/>
          <table:table-cell table:style-name="ce102" office:value-type="float" office:value="80.37" calcext:value-type="float">
            <text:p>80.37</text:p>
          </table:table-cell>
          <table:covered-table-cell table:style-name="ce99"/>
          <table:covered-table-cell table:style-name="ce105"/>
          <table:covered-table-cell/>
        </table:table-row>
        <table:table-row table:style-name="ro3">
          <table:table-cell/>
          <table:table-cell table:style-name="ce85"/>
          <table:table-cell/>
          <table:table-cell table:style-name="ce96"/>
          <table:table-cell/>
          <table:table-cell table:style-name="ce106"/>
          <table:table-cell table:style-name="ce103"/>
          <table:table-cell/>
          <table:table-cell table:style-name="ce90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Operator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9.46" calcext:value-type="float">
            <text:p>79.46</text:p>
          </table:table-cell>
          <table:table-cell table:style-name="ce98" table:formula="of:=([.D9]+[.D10])/2" office:value-type="float" office:value="77.965" calcext:value-type="float" table:number-columns-spanned="1" table:number-rows-spanned="2">
            <text:p>77.965</text:p>
          </table:table-cell>
          <table:table-cell table:style-name="ce104" table:formula="of:=[.E9]-[.E$3]" office:value-type="float" office:value="-0.389999999999986" calcext:value-type="float" table:number-columns-spanned="1" table:number-rows-spanned="2">
            <text:p>-0.389999999999986</text:p>
          </table:table-cell>
          <table:table-cell table:style-name="ce100" office:value-type="float" office:value="80.44" calcext:value-type="float">
            <text:p>80.44</text:p>
          </table:table-cell>
          <table:table-cell table:style-name="ce98" table:formula="of:=([.G9]+[.G10])/2" office:value-type="float" office:value="80.22" calcext:value-type="float" table:number-columns-spanned="1" table:number-rows-spanned="2">
            <text:p>80.22</text:p>
          </table:table-cell>
          <table:table-cell table:style-name="ce104" table:formula="of:=[.H9]-[.H$3]" office:value-type="float" office:value="-0.704999999999998" calcext:value-type="float" table:number-columns-spanned="1" table:number-rows-spanned="2">
            <text:p>-0.704999999999998</text:p>
          </table:table-cell>
          <table:table-cell table:style-name="ce108" table:formula="of:=([.I9]+[.F9])/2" office:value-type="float" office:value="-0.547499999999992" calcext:value-type="float" table:number-columns-spanned="1" table:number-rows-spanned="2">
            <text:p>-0.547499999999992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6.47" calcext:value-type="float">
            <text:p>76.47</text:p>
          </table:table-cell>
          <table:covered-table-cell table:style-name="ce99"/>
          <table:covered-table-cell table:style-name="ce105"/>
          <table:table-cell table:style-name="ce102" office:value-type="float" office:value="80" calcext:value-type="float">
            <text:p>80</text:p>
          </table:table-cell>
          <table:covered-table-cell table:style-name="ce99"/>
          <table:covered-table-cell table:style-name="ce105"/>
          <table:covered-table-cell/>
        </table:table-row>
        <table:table-row table:style-name="ro3">
          <table:table-cell/>
          <table:table-cell table:style-name="ce86" table:number-columns-spanned="3" table:number-rows-spanned="1"/>
          <table:covered-table-cell/>
          <table:covered-table-cell table:style-name="ce96"/>
          <table:table-cell/>
          <table:table-cell table:style-name="ce106"/>
          <table:table-cell table:style-name="ce103"/>
          <table:table-cell/>
          <table:table-cell table:style-name="ce90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Source Primitive Arc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8.89" calcext:value-type="float">
            <text:p>78.89</text:p>
          </table:table-cell>
          <table:table-cell table:style-name="ce98" table:formula="of:=([.D12]+[.D13])/2" office:value-type="float" office:value="78.18" calcext:value-type="float" table:number-columns-spanned="1" table:number-rows-spanned="2">
            <text:p>78.18</text:p>
          </table:table-cell>
          <table:table-cell table:style-name="ce104" table:formula="of:=[.E12]-[.E$3]" office:value-type="float" office:value="-0.174999999999983" calcext:value-type="float" table:number-columns-spanned="1" table:number-rows-spanned="2">
            <text:p>-0.174999999999983</text:p>
          </table:table-cell>
          <table:table-cell table:style-name="ce100" office:value-type="float" office:value="79.36" calcext:value-type="float">
            <text:p>79.36</text:p>
          </table:table-cell>
          <table:table-cell table:style-name="ce98" table:formula="of:=([.G12]+[.G13])/2" office:value-type="float" office:value="80.435" calcext:value-type="float" table:number-columns-spanned="1" table:number-rows-spanned="2">
            <text:p>80.435</text:p>
          </table:table-cell>
          <table:table-cell table:style-name="ce104" table:formula="of:=[.H12]-[.H$3]" office:value-type="float" office:value="-0.489999999999995" calcext:value-type="float" table:number-columns-spanned="1" table:number-rows-spanned="2">
            <text:p>-0.489999999999995</text:p>
          </table:table-cell>
          <table:table-cell table:style-name="ce108" table:formula="of:=([.I12]+[.F12])/2" office:value-type="float" office:value="-0.332499999999989" calcext:value-type="float" table:number-columns-spanned="1" table:number-rows-spanned="2">
            <text:p>-0.332499999999989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7.47" calcext:value-type="float">
            <text:p>77.47</text:p>
          </table:table-cell>
          <table:covered-table-cell table:style-name="ce99"/>
          <table:covered-table-cell table:style-name="ce105"/>
          <table:table-cell table:style-name="ce102" office:value-type="float" office:value="81.51" calcext:value-type="float">
            <text:p>81.51</text:p>
          </table:table-cell>
          <table:covered-table-cell table:style-name="ce99"/>
          <table:covered-table-cell table:style-name="ce105"/>
          <table:covered-table-cell/>
        </table:table-row>
        <table:table-row table:style-name="ro3">
          <table:table-cell/>
          <table:table-cell table:style-name="ce86" table:number-columns-spanned="3" table:number-rows-spanned="1"/>
          <table:covered-table-cell/>
          <table:covered-table-cell table:style-name="ce96"/>
          <table:table-cell/>
          <table:table-cell table:style-name="ce106"/>
          <table:table-cell table:style-name="ce103"/>
          <table:table-cell/>
          <table:table-cell table:style-name="ce90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Target Primitive Arc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80.76" calcext:value-type="float">
            <text:p>80.76</text:p>
          </table:table-cell>
          <table:table-cell table:style-name="ce98" table:formula="of:=([.D15]+[.D16])/2" office:value-type="float" office:value="79.225" calcext:value-type="float" table:number-columns-spanned="1" table:number-rows-spanned="2">
            <text:p>79.225</text:p>
          </table:table-cell>
          <table:table-cell table:style-name="ce104" table:formula="of:=[.E15]-[.E$3]" office:value-type="float" office:value="0.870000000000005" calcext:value-type="float" table:number-columns-spanned="1" table:number-rows-spanned="2">
            <text:p>0.870000000000005</text:p>
          </table:table-cell>
          <table:table-cell table:style-name="ce100" office:value-type="float" office:value="82.15" calcext:value-type="float">
            <text:p>82.15</text:p>
          </table:table-cell>
          <table:table-cell table:style-name="ce98" table:formula="of:=([.G15]+[.G16])/2" office:value-type="float" office:value="81.6" calcext:value-type="float" table:number-columns-spanned="1" table:number-rows-spanned="2">
            <text:p>81.6</text:p>
          </table:table-cell>
          <table:table-cell table:style-name="ce104" table:formula="of:=[.H15]-[.H$3]" office:value-type="float" office:value="0.674999999999997" calcext:value-type="float" table:number-columns-spanned="1" table:number-rows-spanned="2">
            <text:p>0.674999999999997</text:p>
          </table:table-cell>
          <table:table-cell table:style-name="ce117" table:formula="of:=([.I15]+[.F15])/2" office:value-type="float" office:value="0.772500000000001" calcext:value-type="float" table:number-columns-spanned="1" table:number-rows-spanned="2">
            <text:p>0.772500000000001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7.69" calcext:value-type="float">
            <text:p>77.69</text:p>
          </table:table-cell>
          <table:covered-table-cell table:style-name="ce99"/>
          <table:covered-table-cell table:style-name="ce105"/>
          <table:table-cell table:style-name="ce102" office:value-type="float" office:value="81.05" calcext:value-type="float">
            <text:p>81.05</text:p>
          </table:table-cell>
          <table:covered-table-cell table:style-name="ce99"/>
          <table:covered-table-cell table:style-name="ce105"/>
          <table:covered-table-cell/>
        </table:table-row>
        <table:table-row table:style-name="ro3">
          <table:table-cell/>
          <table:table-cell table:style-name="ce86" table:number-columns-spanned="3" table:number-rows-spanned="1"/>
          <table:covered-table-cell/>
          <table:covered-table-cell table:style-name="ce96"/>
          <table:table-cell/>
          <table:table-cell table:style-name="ce106"/>
          <table:table-cell table:style-name="ce103"/>
          <table:table-cell/>
          <table:table-cell table:style-name="ce90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Type Statement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80.26" calcext:value-type="float">
            <text:p>80.26</text:p>
          </table:table-cell>
          <table:table-cell table:style-name="ce98" table:formula="of:=([.D18]+[.D19])/2" office:value-type="float" office:value="78.42" calcext:value-type="float" table:number-columns-spanned="1" table:number-rows-spanned="2">
            <text:p>78.42</text:p>
          </table:table-cell>
          <table:table-cell table:style-name="ce104" table:formula="of:=[.E18]-[.E$3]" office:value-type="float" office:value="0.0650000000000119" calcext:value-type="float" table:number-columns-spanned="1" table:number-rows-spanned="2">
            <text:p>0.065000000000012</text:p>
          </table:table-cell>
          <table:table-cell table:style-name="ce100" office:value-type="float" office:value="80.93" calcext:value-type="float">
            <text:p>80.93</text:p>
          </table:table-cell>
          <table:table-cell table:style-name="ce98" table:formula="of:=([.G18]+[.G19])/2" office:value-type="float" office:value="80.045" calcext:value-type="float" table:number-columns-spanned="1" table:number-rows-spanned="2">
            <text:p>80.045</text:p>
          </table:table-cell>
          <table:table-cell table:style-name="ce104" table:formula="of:=[.H18]-[.H$3]" office:value-type="float" office:value="-0.879999999999995" calcext:value-type="float" table:number-columns-spanned="1" table:number-rows-spanned="2">
            <text:p>-0.879999999999995</text:p>
          </table:table-cell>
          <table:table-cell table:style-name="ce108" table:formula="of:=([.I18]+[.F18])/2" office:value-type="float" office:value="-0.407499999999992" calcext:value-type="float" table:number-columns-spanned="1" table:number-rows-spanned="2">
            <text:p>-0.407499999999992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6.58" calcext:value-type="float">
            <text:p>76.58</text:p>
          </table:table-cell>
          <table:covered-table-cell table:style-name="ce99"/>
          <table:covered-table-cell table:style-name="ce105"/>
          <table:table-cell table:style-name="ce102" office:value-type="float" office:value="79.16" calcext:value-type="float">
            <text:p>79.16</text:p>
          </table:table-cell>
          <table:covered-table-cell table:style-name="ce99"/>
          <table:covered-table-cell table:style-name="ce105"/>
          <table:covered-table-cell/>
        </table:table-row>
        <table:table-row table:style-name="ro3">
          <table:table-cell table:number-columns-repeated="10"/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" table:number-rows-repeated="2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6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3Op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ce90"/>
        <table:table-column table:style-name="co3" table:number-columns-repeated="7" table:default-cell-style-name="Default"/>
        <table:table-row table:style-name="ro1">
          <table:table-cell/>
          <table:table-cell table:style-name="ce80"/>
          <table:table-cell table:style-name="ce87"/>
          <table:table-cell table:style-name="ce91"/>
          <table:table-cell table:number-columns-repeated="6"/>
        </table:table-row>
        <table:table-row table:style-name="ro1">
          <table:table-cell/>
          <table:table-cell table:style-name="ce80" office:value-type="string" calcext:value-type="string">
            <text:p>Property</text:p>
          </table:table-cell>
          <table:table-cell table:style-name="ce87" office:value-type="string" calcext:value-type="string">
            <text:p>Class</text:p>
          </table:table-cell>
          <table:table-cell table:style-name="ce92" office:value-type="string" calcext:value-type="string" table:number-columns-spanned="3" table:number-rows-spanned="1">
            <text:p>F1 (Average)</text:p>
          </table:table-cell>
          <table:covered-table-cell table:style-name="ce97"/>
          <table:covered-table-cell table:style-name="ce100"/>
          <table:table-cell table:style-name="ce107" office:value-type="string" calcext:value-type="string" table:number-columns-spanned="3" table:number-rows-spanned="1">
            <text:p>F1 (Max)</text:p>
          </table:table-cell>
          <table:covered-table-cell table:number-columns-repeated="2"/>
          <table:table-cell/>
        </table:table-row>
        <table:table-row table:style-name="ro8">
          <table:table-cell/>
          <table:table-cell table:style-name="ce81" office:value-type="string" calcext:value-type="string" table:number-columns-spanned="1" table:number-rows-spanned="2">
            <text:p>All</text:p>
            <text:p>Begin Distances</text:p>
            <text:p>End Distances</text:p>
            <text:p>Target Primitive Arc</text:p>
          </table:table-cell>
          <table:table-cell table:style-name="ce109" office:value-type="string" calcext:value-type="string">
            <text:p>DT</text:p>
          </table:table-cell>
          <table:table-cell table:style-name="ce111" office:value-type="float" office:value="80.64" calcext:value-type="float">
            <text:p>80.64</text:p>
          </table:table-cell>
          <table:table-cell table:style-name="ce113" table:formula="of:=([.D3]+[.D4])/2" office:value-type="float" office:value="78.8" calcext:value-type="float" table:number-columns-spanned="1" table:number-rows-spanned="2">
            <text:p>78.8</text:p>
          </table:table-cell>
          <table:table-cell table:style-name="ce107" table:formula="of:=[.E3]-[$1Op.E3]" office:value-type="float" office:value="1.07000000000001" calcext:value-type="float" table:number-columns-spanned="1" table:number-rows-spanned="2">
            <text:p>1.07000000000001</text:p>
          </table:table-cell>
          <table:table-cell table:style-name="ce116" office:value-type="float" office:value="81.86" calcext:value-type="float">
            <text:p>81.86</text:p>
          </table:table-cell>
          <table:table-cell table:style-name="ce113" table:formula="of:=([.G3]+[.G4])/2" office:value-type="float" office:value="81.235" calcext:value-type="float" table:number-columns-spanned="1" table:number-rows-spanned="2">
            <text:p>81.235</text:p>
          </table:table-cell>
          <table:table-cell table:style-name="ce107" table:formula="of:=[.H3]-[$1Op.H3]" office:value-type="float" office:value="1.31" calcext:value-type="float" table:number-columns-spanned="1" table:number-rows-spanned="2">
            <text:p>1.31</text:p>
          </table:table-cell>
          <table:table-cell table:style-name="ce108" table:formula="of:=([.I3]+[.F3])/2" office:value-type="float" office:value="1.19" calcext:value-type="float" table:number-columns-spanned="1" table:number-rows-spanned="2">
            <text:p>1.19</text:p>
          </table:table-cell>
        </table:table-row>
        <table:table-row table:style-name="ro8">
          <table:table-cell/>
          <table:covered-table-cell table:style-name="ce82"/>
          <table:table-cell table:style-name="ce110" office:value-type="string" calcext:value-type="string">
            <text:p>KNN</text:p>
          </table:table-cell>
          <table:table-cell table:style-name="ce112" office:value-type="float" office:value="76.96" calcext:value-type="float">
            <text:p>76.96</text:p>
          </table:table-cell>
          <table:covered-table-cell table:style-name="ce114"/>
          <table:covered-table-cell table:style-name="ce115"/>
          <table:table-cell table:style-name="ce115" office:value-type="float" office:value="80.61" calcext:value-type="float">
            <text:p>80.61</text:p>
          </table:table-cell>
          <table:covered-table-cell table:style-name="ce114"/>
          <table:covered-table-cell table:style-name="ce115"/>
          <table:covered-table-cell/>
        </table:table-row>
        <table:table-row table:style-name="ro3">
          <table:table-cell/>
          <table:table-cell table:style-name="ce80"/>
          <table:table-cell table:style-name="ce87"/>
          <table:table-cell table:style-name="ce95"/>
          <table:table-cell/>
          <table:table-cell table:style-name="ce103"/>
          <table:table-cell table:style-name="ce91"/>
          <table:table-cell table:number-columns-repeated="3"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Complexity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80.59" calcext:value-type="float">
            <text:p>80.59</text:p>
          </table:table-cell>
          <table:table-cell table:style-name="ce98" table:formula="of:=([.D6]+[.D7])/2" office:value-type="float" office:value="78.575" calcext:value-type="float" table:number-columns-spanned="1" table:number-rows-spanned="2">
            <text:p>78.575</text:p>
          </table:table-cell>
          <table:table-cell table:style-name="ce104" table:formula="of:=[.E6]-[.E$3]" office:value-type="float" office:value="-0.224999999999994" calcext:value-type="float" table:number-columns-spanned="1" table:number-rows-spanned="2">
            <text:p>-0.224999999999994</text:p>
          </table:table-cell>
          <table:table-cell table:style-name="ce100" office:value-type="float" office:value="81.11" calcext:value-type="float">
            <text:p>81.11</text:p>
          </table:table-cell>
          <table:table-cell table:style-name="ce98" table:formula="of:=([.G6]+[.G7])/2" office:value-type="float" office:value="80.045" calcext:value-type="float" table:number-columns-spanned="1" table:number-rows-spanned="2">
            <text:p>80.045</text:p>
          </table:table-cell>
          <table:table-cell table:style-name="ce104" table:formula="of:=[.H6]-[.H$3]" office:value-type="float" office:value="-1.19" calcext:value-type="float" table:number-columns-spanned="1" table:number-rows-spanned="2">
            <text:p>-1.19</text:p>
          </table:table-cell>
          <table:table-cell table:style-name="ce108" table:formula="of:=([.I6]+[.F6])/2" office:value-type="float" office:value="-0.707499999999996" calcext:value-type="float" table:number-columns-spanned="1" table:number-rows-spanned="2">
            <text:p>-0.707499999999996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6.56" calcext:value-type="float">
            <text:p>76.56</text:p>
          </table:table-cell>
          <table:covered-table-cell table:style-name="ce99"/>
          <table:covered-table-cell table:style-name="ce105"/>
          <table:table-cell table:style-name="ce102" office:value-type="float" office:value="78.98" calcext:value-type="float">
            <text:p>78.98</text:p>
          </table:table-cell>
          <table:covered-table-cell table:style-name="ce99"/>
          <table:covered-table-cell table:style-name="ce105"/>
          <table:covered-table-cell/>
        </table:table-row>
        <table:table-row table:style-name="ro3">
          <table:table-cell/>
          <table:table-cell table:style-name="ce85"/>
          <table:table-cell/>
          <table:table-cell table:style-name="ce96"/>
          <table:table-cell/>
          <table:table-cell table:style-name="ce106"/>
          <table:table-cell table:style-name="ce103"/>
          <table:table-cell/>
          <table:table-cell table:style-name="ce90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Operator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9.17" calcext:value-type="float">
            <text:p>79.17</text:p>
          </table:table-cell>
          <table:table-cell table:style-name="ce98" table:formula="of:=([.D9]+[.D10])/2" office:value-type="float" office:value="77.785" calcext:value-type="float" table:number-columns-spanned="1" table:number-rows-spanned="2">
            <text:p>77.785</text:p>
          </table:table-cell>
          <table:table-cell table:style-name="ce104" table:formula="of:=[.E9]-[.E$3]" office:value-type="float" office:value="-1.015" calcext:value-type="float" table:number-columns-spanned="1" table:number-rows-spanned="2">
            <text:p>-1.015</text:p>
          </table:table-cell>
          <table:table-cell table:style-name="ce100" office:value-type="float" office:value="80.29" calcext:value-type="float">
            <text:p>80.29</text:p>
          </table:table-cell>
          <table:table-cell table:style-name="ce98" table:formula="of:=([.G9]+[.G10])/2" office:value-type="float" office:value="80.205" calcext:value-type="float" table:number-columns-spanned="1" table:number-rows-spanned="2">
            <text:p>80.205</text:p>
          </table:table-cell>
          <table:table-cell table:style-name="ce104" table:formula="of:=[.H9]-[.H$3]" office:value-type="float" office:value="-1.02999999999999" calcext:value-type="float" table:number-columns-spanned="1" table:number-rows-spanned="2">
            <text:p>-1.02999999999999</text:p>
          </table:table-cell>
          <table:table-cell table:style-name="ce108" table:formula="of:=([.I9]+[.F9])/2" office:value-type="float" office:value="-1.02249999999999" calcext:value-type="float" table:number-columns-spanned="1" table:number-rows-spanned="2">
            <text:p>-1.02249999999999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6.4" calcext:value-type="float">
            <text:p>76.4</text:p>
          </table:table-cell>
          <table:covered-table-cell table:style-name="ce99"/>
          <table:covered-table-cell table:style-name="ce105"/>
          <table:table-cell table:style-name="ce102" office:value-type="float" office:value="80.12" calcext:value-type="float">
            <text:p>80.12</text:p>
          </table:table-cell>
          <table:covered-table-cell table:style-name="ce99"/>
          <table:covered-table-cell table:style-name="ce105"/>
          <table:covered-table-cell/>
        </table:table-row>
        <table:table-row table:style-name="ro3">
          <table:table-cell/>
          <table:table-cell table:style-name="ce86" table:number-columns-spanned="3" table:number-rows-spanned="1"/>
          <table:covered-table-cell/>
          <table:covered-table-cell table:style-name="ce96"/>
          <table:table-cell/>
          <table:table-cell table:style-name="ce106"/>
          <table:table-cell table:style-name="ce103"/>
          <table:table-cell/>
          <table:table-cell table:style-name="ce90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Source Primitive Arc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8.64" calcext:value-type="float">
            <text:p>78.64</text:p>
          </table:table-cell>
          <table:table-cell table:style-name="ce98" table:formula="of:=([.D12]+[.D13])/2" office:value-type="float" office:value="77.625" calcext:value-type="float" table:number-columns-spanned="1" table:number-rows-spanned="2">
            <text:p>77.625</text:p>
          </table:table-cell>
          <table:table-cell table:style-name="ce104" table:formula="of:=[.E12]-[.E$3]" office:value-type="float" office:value="-1.175" calcext:value-type="float" table:number-columns-spanned="1" table:number-rows-spanned="2">
            <text:p>-1.175</text:p>
          </table:table-cell>
          <table:table-cell table:style-name="ce100" office:value-type="float" office:value="79.88" calcext:value-type="float">
            <text:p>79.88</text:p>
          </table:table-cell>
          <table:table-cell table:style-name="ce98" table:formula="of:=([.G12]+[.G13])/2" office:value-type="float" office:value="79.835" calcext:value-type="float" table:number-columns-spanned="1" table:number-rows-spanned="2">
            <text:p>79.835</text:p>
          </table:table-cell>
          <table:table-cell table:style-name="ce104" table:formula="of:=[.H12]-[.H$3]" office:value-type="float" office:value="-1.39999999999999" calcext:value-type="float" table:number-columns-spanned="1" table:number-rows-spanned="2">
            <text:p>-1.39999999999999</text:p>
          </table:table-cell>
          <table:table-cell table:style-name="ce108" table:formula="of:=([.I12]+[.F12])/2" office:value-type="float" office:value="-1.28749999999999" calcext:value-type="float" table:number-columns-spanned="1" table:number-rows-spanned="2">
            <text:p>-1.28749999999999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6.61" calcext:value-type="float">
            <text:p>76.61</text:p>
          </table:table-cell>
          <table:covered-table-cell table:style-name="ce99"/>
          <table:covered-table-cell table:style-name="ce105"/>
          <table:table-cell table:style-name="ce102" office:value-type="float" office:value="79.79" calcext:value-type="float">
            <text:p>79.79</text:p>
          </table:table-cell>
          <table:covered-table-cell table:style-name="ce99"/>
          <table:covered-table-cell table:style-name="ce105"/>
          <table:covered-table-cell/>
        </table:table-row>
        <table:table-row table:style-name="ro3">
          <table:table-cell/>
          <table:table-cell table:style-name="ce86" table:number-columns-spanned="3" table:number-rows-spanned="1"/>
          <table:covered-table-cell/>
          <table:covered-table-cell table:style-name="ce96"/>
          <table:table-cell/>
          <table:table-cell table:style-name="ce106"/>
          <table:table-cell table:style-name="ce103"/>
          <table:table-cell/>
          <table:table-cell table:style-name="ce90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Type Statement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80.44" calcext:value-type="float">
            <text:p>80.44</text:p>
          </table:table-cell>
          <table:table-cell table:style-name="ce98" table:formula="of:=([.D15]+[.D16])/2" office:value-type="float" office:value="78.56" calcext:value-type="float" table:number-columns-spanned="1" table:number-rows-spanned="2">
            <text:p>78.56</text:p>
          </table:table-cell>
          <table:table-cell table:style-name="ce104" table:formula="of:=[.E15]-[.E$3]" office:value-type="float" office:value="-0.239999999999995" calcext:value-type="float" table:number-columns-spanned="1" table:number-rows-spanned="2">
            <text:p>-0.239999999999995</text:p>
          </table:table-cell>
          <table:table-cell table:style-name="ce100" office:value-type="float" office:value="82.03" calcext:value-type="float">
            <text:p>82.03</text:p>
          </table:table-cell>
          <table:table-cell table:style-name="ce98" table:formula="of:=([.G15]+[.G16])/2" office:value-type="float" office:value="81.04" calcext:value-type="float" table:number-columns-spanned="1" table:number-rows-spanned="2">
            <text:p>81.04</text:p>
          </table:table-cell>
          <table:table-cell table:style-name="ce104" table:formula="of:=[.H15]-[.H$3]" office:value-type="float" office:value="-0.195000000000007" calcext:value-type="float" table:number-columns-spanned="1" table:number-rows-spanned="2">
            <text:p>-0.195000000000007</text:p>
          </table:table-cell>
          <table:table-cell table:style-name="ce108" table:formula="of:=([.I15]+[.F15])/2" office:value-type="float" office:value="-0.217500000000001" calcext:value-type="float" table:number-columns-spanned="1" table:number-rows-spanned="2">
            <text:p>-0.217500000000001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6.68" calcext:value-type="float">
            <text:p>76.68</text:p>
          </table:table-cell>
          <table:covered-table-cell table:style-name="ce99"/>
          <table:covered-table-cell table:style-name="ce105"/>
          <table:table-cell table:style-name="ce102" office:value-type="float" office:value="80.05" calcext:value-type="float">
            <text:p>80.05</text:p>
          </table:table-cell>
          <table:covered-table-cell table:style-name="ce99"/>
          <table:covered-table-cell table:style-name="ce105"/>
          <table:covered-table-cell/>
        </table:table-row>
        <table:table-row table:style-name="ro3">
          <table:table-cell table:number-columns-repeated="10"/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" table:number-rows-repeated="2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6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 style:data-style-name="N2" text:time-value="13:12:29.015924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4:47:05.471806567</meta:creation-date>
    <dc:date>2019-08-08T13:09:21.588821944</dc:date>
    <meta:editing-duration>PT2H35M11S</meta:editing-duration>
    <meta:editing-cycles>46</meta:editing-cycles>
    <meta:generator>LibreOffice/6.0.7.3$Linux_X86_64 LibreOffice_project/00m0$Build-3</meta:generator>
    <meta:document-statistic meta:table-count="3" meta:cell-count="285" meta:object-count="0"/>
  </office:meta>
</office:document-meta>
</file>